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c0d" officeooo:paragraph-rsid="0005e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DA PACIE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9:19:12.637152407</meta:creation-date>
    <dc:date>2019-07-27T19:19:55.711964848</dc:date>
    <meta:editing-duration>PT50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0.7.3$Linux_X86_64 LibreOffice_project/00m0$Build-3</meta:generator>
  </office:meta>
</office:document-meta>
</file>